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4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6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l1</text:p>
          </table:table-cell>
          <table:table-cell table:style-name="ce1" office:value-type="string" calcext:value-type="string">
            <text:p>Cd1</text:p>
          </table:table-cell>
          <table:table-cell table:style-name="ce1" office:value-type="string" calcext:value-type="string">
            <text:p>Cl2</text:p>
          </table:table-cell>
          <table:table-cell table:style-name="ce1" office:value-type="string" calcext:value-type="string">
            <text:p>Cd2</text:p>
          </table:table-cell>
          <table:table-cell table:style-name="ce1" office:value-type="string" calcext:value-type="string">
            <text:p>Cl3</text:p>
          </table:table-cell>
          <table:table-cell table:style-name="ce1" office:value-type="string" calcext:value-type="string">
            <text:p>Cd3</text:p>
          </table:table-cell>
          <table:table-cell table:style-name="ce1" office:value-type="string" calcext:value-type="string">
            <text:p>Cd4</text:p>
          </table:table-cell>
          <table:table-cell table:style-name="ce1" office:value-type="string" calcext:value-type="string">
            <text:p>Cl5</text:p>
          </table:table-cell>
          <table:table-cell table:style-name="ce1" office:value-type="string" calcext:value-type="string">
            <text:p>Cd5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0.1352" calcext:value-type="float">
            <text:p>-0.13520</text:p>
          </table:table-cell>
          <table:table-cell office:value-type="float" office:value="0.15391" calcext:value-type="float">
            <text:p>0.15391</text:p>
          </table:table-cell>
          <table:table-cell office:value-type="float" office:value="-0.1257" calcext:value-type="float">
            <text:p>-0.12570</text:p>
          </table:table-cell>
          <table:table-cell office:value-type="float" office:value="0.15166" calcext:value-type="float">
            <text:p>0.15166</text:p>
          </table:table-cell>
          <table:table-cell office:value-type="float" office:value="-0.1216" calcext:value-type="float">
            <text:p>-0.12160</text:p>
          </table:table-cell>
          <table:table-cell office:value-type="float" office:value="0.15045" calcext:value-type="float">
            <text:p>0.15045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1215" calcext:value-type="float">
            <text:p>-0.12150</text:p>
          </table:table-cell>
          <table:table-cell office:value-type="float" office:value="0.14884" calcext:value-type="float">
            <text:p>0.14884</text:p>
          </table:table-cell>
          <table:table-cell office:value-type="float" office:value="-0.1148" calcext:value-type="float">
            <text:p>-0.11480</text:p>
          </table:table-cell>
          <table:table-cell office:value-type="float" office:value="0.14698" calcext:value-type="float">
            <text:p>0.14698</text:p>
          </table:table-cell>
          <table:table-cell office:value-type="float" office:value="-0.1078" calcext:value-type="float">
            <text:p>-0.10780</text:p>
          </table:table-cell>
          <table:table-cell office:value-type="float" office:value="0.14557" calcext:value-type="float">
            <text:p>0.14557</text:p>
          </table:table-cell>
          <table:table-cell table:number-columns-repeated="3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-0.1094" calcext:value-type="float">
            <text:p>-0.10940</text:p>
          </table:table-cell>
          <table:table-cell office:value-type="float" office:value="0.14398" calcext:value-type="float">
            <text:p>0.14398</text:p>
          </table:table-cell>
          <table:table-cell office:value-type="float" office:value="-0.1021" calcext:value-type="float">
            <text:p>-0.10210</text:p>
          </table:table-cell>
          <table:table-cell office:value-type="float" office:value="0.14215" calcext:value-type="float">
            <text:p>0.14215</text:p>
          </table:table-cell>
          <table:table-cell office:value-type="float" office:value="-0.0901" calcext:value-type="float">
            <text:p>-0.09010</text:p>
          </table:table-cell>
          <table:table-cell office:value-type="float" office:value="0.14023" calcext:value-type="float">
            <text:p>0.14023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0983" calcext:value-type="float">
            <text:p>-0.09830</text:p>
          </table:table-cell>
          <table:table-cell office:value-type="float" office:value="0.13925" calcext:value-type="float">
            <text:p>0.13925</text:p>
          </table:table-cell>
          <table:table-cell office:value-type="float" office:value="-0.0844" calcext:value-type="float">
            <text:p>-0.08440</text:p>
          </table:table-cell>
          <table:table-cell office:value-type="float" office:value="0.13687" calcext:value-type="float">
            <text:p>0.13687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1711" calcext:value-type="float">
            <text:p>0.11711</text:p>
          </table:table-cell>
          <table:table-cell table:number-columns-repeated="3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-0.0827" calcext:value-type="float">
            <text:p>-0.08270</text:p>
          </table:table-cell>
          <table:table-cell office:value-type="float" office:value="0.13419" calcext:value-type="float">
            <text:p>0.13419</text:p>
          </table:table-cell>
          <table:table-cell office:value-type="float" office:value="0.1171" calcext:value-type="float">
            <text:p>0.11710</text:p>
          </table:table-cell>
          <table:table-cell office:value-type="float" office:value="0.11449" calcext:value-type="float">
            <text:p>0.11449</text:p>
          </table:table-cell>
          <table:table-cell office:value-type="float" office:value="0.1379" calcext:value-type="float">
            <text:p>0.13790</text:p>
          </table:table-cell>
          <table:table-cell office:value-type="float" office:value="0.11278" calcext:value-type="float">
            <text:p>0.11278</text:p>
          </table:table-cell>
          <table:table-cell table:number-columns-repeated="2"/>
          <table:table-cell office:value-type="string" calcext:value-type="string">
            <text:p>Reynolds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577" calcext:value-type="float">
            <text:p>-0.05770</text:p>
          </table:table-cell>
          <table:table-cell office:value-type="float" office:value="0.1282" calcext:value-type="float">
            <text:p>0.12820</text:p>
          </table:table-cell>
          <table:table-cell office:value-type="float" office:value="0.1443" calcext:value-type="float">
            <text:p>0.14430</text:p>
          </table:table-cell>
          <table:table-cell office:value-type="float" office:value="0.10956" calcext:value-type="float">
            <text:p>0.10956</text:p>
          </table:table-cell>
          <table:table-cell office:value-type="float" office:value="0.1546" calcext:value-type="float">
            <text:p>0.15460</text:p>
          </table:table-cell>
          <table:table-cell office:value-type="float" office:value="0.10848" calcext:value-type="float">
            <text:p>0.10848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0.1063" calcext:value-type="float">
            <text:p>0.10630</text:p>
          </table:table-cell>
          <table:table-cell office:value-type="float" office:value="0.10996" calcext:value-type="float">
            <text:p>0.10996</text:p>
          </table:table-cell>
          <table:table-cell office:value-type="float" office:value="0.1637" calcext:value-type="float">
            <text:p>0.16370</text:p>
          </table:table-cell>
          <table:table-cell office:value-type="float" office:value="0.10511" calcext:value-type="float">
            <text:p>0.10511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0418" calcext:value-type="float">
            <text:p>0.10418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1342" calcext:value-type="float">
            <text:p>0.13420</text:p>
          </table:table-cell>
          <table:table-cell office:value-type="float" office:value="0.10496" calcext:value-type="float">
            <text:p>0.10496</text:p>
          </table:table-cell>
          <table:table-cell office:value-type="float" office:value="0.1808" calcext:value-type="float">
            <text:p>0.18080</text:p>
          </table:table-cell>
          <table:table-cell office:value-type="float" office:value="0.10082" calcext:value-type="float">
            <text:p>0.10082</text:p>
          </table:table-cell>
          <table:table-cell office:value-type="float" office:value="0.1856" calcext:value-type="float">
            <text:p>0.18560</text:p>
          </table:table-cell>
          <table:table-cell office:value-type="float" office:value="0.09995" calcext:value-type="float">
            <text:p>0.09995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0.1581" calcext:value-type="float">
            <text:p>0.15810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1962" calcext:value-type="float">
            <text:p>0.19620</text:p>
          </table:table-cell>
          <table:table-cell office:value-type="float" office:value="0.09665" calcext:value-type="float">
            <text:p>0.09665</text:p>
          </table:table-cell>
          <table:table-cell office:value-type="float" office:value="0.1999" calcext:value-type="float">
            <text:p>0.19990</text:p>
          </table:table-cell>
          <table:table-cell office:value-type="float" office:value="0.09582" calcext:value-type="float">
            <text:p>0.09582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0957" calcext:value-type="float">
            <text:p>0.09570</text:p>
          </table:table-cell>
          <table:table-cell office:value-type="float" office:value="0.2102" calcext:value-type="float">
            <text:p>0.21020</text:p>
          </table:table-cell>
          <table:table-cell office:value-type="float" office:value="0.09261" calcext:value-type="float">
            <text:p>0.09261</text:p>
          </table:table-cell>
          <table:table-cell office:value-type="float" office:value="0.2132" calcext:value-type="float">
            <text:p>0.21320</text:p>
          </table:table-cell>
          <table:table-cell office:value-type="float" office:value="0.09181" calcext:value-type="float">
            <text:p>0.09181</text:p>
          </table:table-cell>
          <table:table-cell table:number-columns-repeated="3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0.1959" calcext:value-type="float">
            <text:p>0.19590</text:p>
          </table:table-cell>
          <table:table-cell office:value-type="float" office:value="0.09144" calcext:value-type="float">
            <text:p>0.09144</text:p>
          </table:table-cell>
          <table:table-cell office:value-type="float" office:value="0.223" calcext:value-type="float">
            <text:p>0.22300</text:p>
          </table:table-cell>
          <table:table-cell office:value-type="float" office:value="0.08866" calcext:value-type="float">
            <text:p>0.08866</text:p>
          </table:table-cell>
          <table:table-cell office:value-type="float" office:value="0.2252" calcext:value-type="float">
            <text:p>0.22520</text:p>
          </table:table-cell>
          <table:table-cell office:value-type="float" office:value="0.08788" calcext:value-type="float">
            <text:p>0.08788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2101" calcext:value-type="float">
            <text:p>0.21010</text:p>
          </table:table-cell>
          <table:table-cell office:value-type="float" office:value="0.08741" calcext:value-type="float">
            <text:p>0.08741</text:p>
          </table:table-cell>
          <table:table-cell office:value-type="float" office:value="0.2338" calcext:value-type="float">
            <text:p>0.23380</text:p>
          </table:table-cell>
          <table:table-cell office:value-type="float" office:value="0.08486" calcext:value-type="float">
            <text:p>0.08486</text:p>
          </table:table-cell>
          <table:table-cell office:value-type="float" office:value="0.2356" calcext:value-type="float">
            <text:p>0.23560</text:p>
          </table:table-cell>
          <table:table-cell office:value-type="float" office:value="0.08405" calcext:value-type="float">
            <text:p>0.08405</text:p>
          </table:table-cell>
          <table:table-cell table:number-columns-repeated="3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08358" calcext:value-type="float">
            <text:p>0.08358</text:p>
          </table:table-cell>
          <table:table-cell office:value-type="float" office:value="0.2425" calcext:value-type="float">
            <text:p>0.24250</text:p>
          </table:table-cell>
          <table:table-cell office:value-type="float" office:value="0.0812" calcext:value-type="float">
            <text:p>0.0812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035" calcext:value-type="float">
            <text:p>0.08035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2298" calcext:value-type="float">
            <text:p>0.22980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2484" calcext:value-type="float">
            <text:p>0.24840</text:p>
          </table:table-cell>
          <table:table-cell office:value-type="float" office:value="0.07767" calcext:value-type="float">
            <text:p>0.07767</text:p>
          </table:table-cell>
          <table:table-cell office:value-type="float" office:value="0.2497" calcext:value-type="float">
            <text:p>0.24970</text:p>
          </table:table-cell>
          <table:table-cell office:value-type="float" office:value="0.0768" calcext:value-type="float">
            <text:p>0.07680</text:p>
          </table:table-cell>
          <table:table-cell table:number-columns-repeated="3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0.2336" calcext:value-type="float">
            <text:p>0.2336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25" calcext:value-type="float">
            <text:p>0.25000</text:p>
          </table:table-cell>
          <table:table-cell office:value-type="float" office:value="0.07439" calcext:value-type="float">
            <text:p>0.07439</text:p>
          </table:table-cell>
          <table:table-cell office:value-type="float" office:value="0.2505" calcext:value-type="float">
            <text:p>0.25050</text:p>
          </table:table-cell>
          <table:table-cell office:value-type="float" office:value="0.07353" calcext:value-type="float">
            <text:p>0.07353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2311" calcext:value-type="float">
            <text:p>0.23110</text:p>
          </table:table-cell>
          <table:table-cell office:value-type="float" office:value="0.07355" calcext:value-type="float">
            <text:p>0.07355</text:p>
          </table:table-cell>
          <table:table-cell office:value-type="float" office:value="0.2457" calcext:value-type="float">
            <text:p>0.24570</text:p>
          </table:table-cell>
          <table:table-cell office:value-type="float" office:value="0.07141" calcext:value-type="float">
            <text:p>0.07141</text:p>
          </table:table-cell>
          <table:table-cell office:value-type="float" office:value="0.2456" calcext:value-type="float">
            <text:p>0.24560</text:p>
          </table:table-cell>
          <table:table-cell office:value-type="float" office:value="0.07054" calcext:value-type="float">
            <text:p>0.07054</text:p>
          </table:table-cell>
          <table:table-cell table:number-columns-repeated="3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2347" calcext:value-type="float">
            <text:p>0.23470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2491" calcext:value-type="float">
            <text:p>0.24910</text:p>
          </table:table-cell>
          <table:table-cell office:value-type="float" office:value="0.06767" calcext:value-type="float">
            <text:p>0.06767</text:p>
          </table:table-cell>
          <table:table-cell office:value-type="float" office:value="0.2492" calcext:value-type="float">
            <text:p>0.24920</text:p>
          </table:table-cell>
          <table:table-cell office:value-type="float" office:value="0.0667" calcext:value-type="float">
            <text:p>0.06670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2448" calcext:value-type="float">
            <text:p>0.24480</text:p>
          </table:table-cell>
          <table:table-cell office:value-type="float" office:value="0.06575" calcext:value-type="float">
            <text:p>0.06575</text:p>
          </table:table-cell>
          <table:table-cell office:value-type="float" office:value="0.2592" calcext:value-type="float">
            <text:p>0.25920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2603" calcext:value-type="float">
            <text:p>0.26030</text:p>
          </table:table-cell>
          <table:table-cell office:value-type="float" office:value="0.06232" calcext:value-type="float">
            <text:p>0.06232</text:p>
          </table:table-cell>
          <table:table-cell table:number-columns-repeated="3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0.2801" calcext:value-type="float">
            <text:p>0.28010</text:p>
          </table:table-cell>
          <table:table-cell office:value-type="float" office:value="0.05851" calcext:value-type="float">
            <text:p>0.05851</text:p>
          </table:table-cell>
          <table:table-cell office:value-type="float" office:value="0.2835" calcext:value-type="float">
            <text:p>0.28350</text:p>
          </table:table-cell>
          <table:table-cell office:value-type="float" office:value="0.05704" calcext:value-type="float">
            <text:p>0.05704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3007" calcext:value-type="float">
            <text:p>0.30070</text:p>
          </table:table-cell>
          <table:table-cell office:value-type="float" office:value="0.05517" calcext:value-type="float">
            <text:p>0.05517</text:p>
          </table:table-cell>
          <table:table-cell office:value-type="float" office:value="0.3217" calcext:value-type="float">
            <text:p>0.32170</text:p>
          </table:table-cell>
          <table:table-cell office:value-type="float" office:value="0.05211" calcext:value-type="float">
            <text:p>0.05211</text:p>
          </table:table-cell>
          <table:table-cell office:value-type="float" office:value="0.3305" calcext:value-type="float">
            <text:p>0.33050</text:p>
          </table:table-cell>
          <table:table-cell office:value-type="float" office:value="0.05004" calcext:value-type="float">
            <text:p>0.05004</text:p>
          </table:table-cell>
          <table:table-cell table:number-columns-repeated="3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3761" calcext:value-type="float">
            <text:p>0.37610</text:p>
          </table:table-cell>
          <table:table-cell office:value-type="float" office:value="0.04682" calcext:value-type="float">
            <text:p>0.04682</text:p>
          </table:table-cell>
          <table:table-cell office:value-type="float" office:value="0.8242" calcext:value-type="float">
            <text:p>0.8242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7669" calcext:value-type="float">
            <text:p>0.76690</text:p>
          </table:table-cell>
          <table:table-cell office:value-type="float" office:value="0.01958" calcext:value-type="float">
            <text:p>0.01958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7851" calcext:value-type="float">
            <text:p>0.7851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8899" calcext:value-type="float">
            <text:p>0.88990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911" calcext:value-type="float">
            <text:p>0.91100</text:p>
          </table:table-cell>
          <table:table-cell office:value-type="float" office:value="0.01876" calcext:value-type="float">
            <text:p>0.01876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8602" calcext:value-type="float">
            <text:p>0.86020</text:p>
          </table:table-cell>
          <table:table-cell office:value-type="float" office:value="0.02216" calcext:value-type="float">
            <text:p>0.02216</text:p>
          </table:table-cell>
          <table:table-cell office:value-type="float" office:value="0.9619" calcext:value-type="float">
            <text:p>0.9619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9786" calcext:value-type="float">
            <text:p>0.97860</text:p>
          </table:table-cell>
          <table:table-cell office:value-type="float" office:value="0.01865" calcext:value-type="float">
            <text:p>0.0186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9353" calcext:value-type="float">
            <text:p>0.9353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1.0289" calcext:value-type="float">
            <text:p>1.02890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1.0441" calcext:value-type="float">
            <text:p>1.04410</text:p>
          </table:table-cell>
          <table:table-cell office:value-type="float" office:value="0.01866" calcext:value-type="float">
            <text:p>0.01866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.0045" calcext:value-type="float">
            <text:p>1.00450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1.0913" calcext:value-type="float">
            <text:p>1.0913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1.1054" calcext:value-type="float">
            <text:p>1.10540</text:p>
          </table:table-cell>
          <table:table-cell office:value-type="float" office:value="0.0188" calcext:value-type="float">
            <text:p>0.0188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98" calcext:value-type="float">
            <text:p>1.06980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1.1512" calcext:value-type="float">
            <text:p>1.1512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1.1635" calcext:value-type="float">
            <text:p>1.16350</text:p>
          </table:table-cell>
          <table:table-cell office:value-type="float" office:value="0.01904" calcext:value-type="float">
            <text:p>0.0190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1344" calcext:value-type="float">
            <text:p>1.13440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1.2215" calcext:value-type="float">
            <text:p>1.22150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1.2326" calcext:value-type="float">
            <text:p>1.23260</text:p>
          </table:table-cell>
          <table:table-cell office:value-type="float" office:value="0.01907" calcext:value-type="float">
            <text:p>0.019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33" calcext:value-type="float">
            <text:p>1.20330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1.274" calcext:value-type="float">
            <text:p>1.27400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1.2849" calcext:value-type="float">
            <text:p>1.28490</text:p>
          </table:table-cell>
          <table:table-cell office:value-type="float" office:value="0.01953" calcext:value-type="float">
            <text:p>0.01953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569" calcext:value-type="float">
            <text:p>1.25690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1.3251" calcext:value-type="float">
            <text:p>1.32510</text:p>
          </table:table-cell>
          <table:table-cell office:value-type="float" office:value="0.02123" calcext:value-type="float">
            <text:p>0.02123</text:p>
          </table:table-cell>
          <table:table-cell office:value-type="float" office:value="1.3377" calcext:value-type="float">
            <text:p>1.33770</text:p>
          </table:table-cell>
          <table:table-cell office:value-type="float" office:value="0.01995" calcext:value-type="float">
            <text:p>0.019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86" calcext:value-type="float">
            <text:p>1.30860</text:p>
          </table:table-cell>
          <table:table-cell office:value-type="float" office:value="0.02298" calcext:value-type="float">
            <text:p>0.02298</text:p>
          </table:table-cell>
          <table:table-cell office:value-type="float" office:value="1.3765" calcext:value-type="float">
            <text:p>1.37650</text:p>
          </table:table-cell>
          <table:table-cell office:value-type="float" office:value="0.02173" calcext:value-type="float">
            <text:p>0.02173</text:p>
          </table:table-cell>
          <table:table-cell office:value-type="float" office:value="1.3895" calcext:value-type="float">
            <text:p>1.38950</text:p>
          </table:table-cell>
          <table:table-cell office:value-type="float" office:value="0.0204" calcext:value-type="float">
            <text:p>0.02040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3592" calcext:value-type="float">
            <text:p>1.35920</text:p>
          </table:table-cell>
          <table:table-cell office:value-type="float" office:value="0.02357" calcext:value-type="float">
            <text:p>0.02357</text:p>
          </table:table-cell>
          <table:table-cell office:value-type="float" office:value="1.428" calcext:value-type="float">
            <text:p>1.42800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1.4408" calcext:value-type="float">
            <text:p>1.44080</text:p>
          </table:table-cell>
          <table:table-cell office:value-type="float" office:value="0.02088" calcext:value-type="float">
            <text:p>0.0208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1" calcext:value-type="float">
            <text:p>1.4081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1.478" calcext:value-type="float">
            <text:p>1.47800</text:p>
          </table:table-cell>
          <table:table-cell office:value-type="float" office:value="0.0228" calcext:value-type="float">
            <text:p>0.02280</text:p>
          </table:table-cell>
          <table:table-cell office:value-type="float" office:value="1.4911" calcext:value-type="float">
            <text:p>1.49110</text:p>
          </table:table-cell>
          <table:table-cell office:value-type="float" office:value="0.0214" calcext:value-type="float">
            <text:p>0.02140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456" calcext:value-type="float">
            <text:p>1.45600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1.5269" calcext:value-type="float">
            <text:p>1.52690</text:p>
          </table:table-cell>
          <table:table-cell office:value-type="float" office:value="0.0234" calcext:value-type="float">
            <text:p>0.02340</text:p>
          </table:table-cell>
          <table:table-cell office:value-type="float" office:value="1.54" calcext:value-type="float">
            <text:p>1.54000</text:p>
          </table:table-cell>
          <table:table-cell office:value-type="float" office:value="0.02198" calcext:value-type="float">
            <text:p>0.021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048" calcext:value-type="float">
            <text:p>1.50480</text:p>
          </table:table-cell>
          <table:table-cell office:value-type="float" office:value="0.0255" calcext:value-type="float">
            <text:p>0.02550</text:p>
          </table:table-cell>
          <table:table-cell office:value-type="float" office:value="1.5747" calcext:value-type="float">
            <text:p>1.57470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1.5874" calcext:value-type="float">
            <text:p>1.58740</text:p>
          </table:table-cell>
          <table:table-cell office:value-type="float" office:value="0.02261" calcext:value-type="float">
            <text:p>0.0226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5527" calcext:value-type="float">
            <text:p>1.55270</text:p>
          </table:table-cell>
          <table:table-cell office:value-type="float" office:value="0.02619" calcext:value-type="float">
            <text:p>0.02619</text:p>
          </table:table-cell>
          <table:table-cell office:value-type="float" office:value="1.6208" calcext:value-type="float">
            <text:p>1.62080</text:p>
          </table:table-cell>
          <table:table-cell office:value-type="float" office:value="0.02474" calcext:value-type="float">
            <text:p>0.02474</text:p>
          </table:table-cell>
          <table:table-cell office:value-type="float" office:value="1.634" calcext:value-type="float">
            <text:p>1.63400</text:p>
          </table:table-cell>
          <table:table-cell office:value-type="float" office:value="0.02327" calcext:value-type="float">
            <text:p>0.023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992" calcext:value-type="float">
            <text:p>1.59920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1.6659" calcext:value-type="float">
            <text:p>1.66590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1.6797" calcext:value-type="float">
            <text:p>1.67970</text:p>
          </table:table-cell>
          <table:table-cell office:value-type="float" office:value="0.02399" calcext:value-type="float">
            <text:p>0.02399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6443" calcext:value-type="float">
            <text:p>1.64430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1.7098" calcext:value-type="float">
            <text:p>1.70980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1.7239" calcext:value-type="float">
            <text:p>1.72390</text:p>
          </table:table-cell>
          <table:table-cell office:value-type="float" office:value="0.02477" calcext:value-type="float">
            <text:p>0.024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885" calcext:value-type="float">
            <text:p>1.68850</text:p>
          </table:table-cell>
          <table:table-cell office:value-type="float" office:value="0.02862" calcext:value-type="float">
            <text:p>0.02862</text:p>
          </table:table-cell>
          <table:table-cell office:value-type="float" office:value="1.7523" calcext:value-type="float">
            <text:p>1.75230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1.7676" calcext:value-type="float">
            <text:p>1.76760</text:p>
          </table:table-cell>
          <table:table-cell office:value-type="float" office:value="0.02557" calcext:value-type="float">
            <text:p>0.02557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731" calcext:value-type="float">
            <text:p>1.73100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1.7935" calcext:value-type="float">
            <text:p>1.79350</text:p>
          </table:table-cell>
          <table:table-cell office:value-type="float" office:value="0.0281" calcext:value-type="float">
            <text:p>0.02810</text:p>
          </table:table-cell>
          <table:table-cell office:value-type="float" office:value="1.8112" calcext:value-type="float">
            <text:p>1.81120</text:p>
          </table:table-cell>
          <table:table-cell office:value-type="float" office:value="0.02638" calcext:value-type="float">
            <text:p>0.0263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709" calcext:value-type="float">
            <text:p>1.77090</text:p>
          </table:table-cell>
          <table:table-cell office:value-type="float" office:value="0.03054" calcext:value-type="float">
            <text:p>0.03054</text:p>
          </table:table-cell>
          <table:table-cell office:value-type="float" office:value="1.8344" calcext:value-type="float">
            <text:p>1.83440</text:p>
          </table:table-cell>
          <table:table-cell office:value-type="float" office:value="0.02893" calcext:value-type="float">
            <text:p>0.02893</text:p>
          </table:table-cell>
          <table:table-cell office:value-type="float" office:value="1.8533" calcext:value-type="float">
            <text:p>1.85330</text:p>
          </table:table-cell>
          <table:table-cell office:value-type="float" office:value="0.02727" calcext:value-type="float">
            <text:p>0.02727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7964" calcext:value-type="float">
            <text:p>1.79640</text:p>
          </table:table-cell>
          <table:table-cell office:value-type="float" office:value="0.0314" calcext:value-type="float">
            <text:p>0.03140</text:p>
          </table:table-cell>
          <table:table-cell office:value-type="float" office:value="1.8637" calcext:value-type="float">
            <text:p>1.86370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1.8818" calcext:value-type="float">
            <text:p>1.88180</text:p>
          </table:table-cell>
          <table:table-cell office:value-type="float" office:value="0.02798" calcext:value-type="float">
            <text:p>0.0279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33" calcext:value-type="float">
            <text:p>1.83300</text:p>
          </table:table-cell>
          <table:table-cell office:value-type="float" office:value="0.03267" calcext:value-type="float">
            <text:p>0.03267</text:p>
          </table:table-cell>
          <table:table-cell office:value-type="float" office:value="1.8959" calcext:value-type="float">
            <text:p>1.89590</text:p>
          </table:table-cell>
          <table:table-cell office:value-type="float" office:value="0.03111" calcext:value-type="float">
            <text:p>0.03111</text:p>
          </table:table-cell>
          <table:table-cell office:value-type="float" office:value="1.9125" calcext:value-type="float">
            <text:p>1.91250</text:p>
          </table:table-cell>
          <table:table-cell office:value-type="float" office:value="0.02937" calcext:value-type="float">
            <text:p>0.02937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8665" calcext:value-type="float">
            <text:p>1.86650</text:p>
          </table:table-cell>
          <table:table-cell office:value-type="float" office:value="0.03408" calcext:value-type="float">
            <text:p>0.03408</text:p>
          </table:table-cell>
          <table:table-cell office:value-type="float" office:value="1.9228" calcext:value-type="float">
            <text:p>1.92280</text:p>
          </table:table-cell>
          <table:table-cell office:value-type="float" office:value="0.03272" calcext:value-type="float">
            <text:p>0.03272</text:p>
          </table:table-cell>
          <table:table-cell office:value-type="float" office:value="1.9412" calcext:value-type="float">
            <text:p>1.94120</text:p>
          </table:table-cell>
          <table:table-cell office:value-type="float" office:value="0.03091" calcext:value-type="float">
            <text:p>0.0309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945" calcext:value-type="float">
            <text:p>1.89450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1.9483" calcext:value-type="float">
            <text:p>1.94830</text:p>
          </table:table-cell>
          <table:table-cell office:value-type="float" office:value="0.03453" calcext:value-type="float">
            <text:p>0.03453</text:p>
          </table:table-cell>
          <table:table-cell office:value-type="float" office:value="1.9656" calcext:value-type="float">
            <text:p>1.96560</text:p>
          </table:table-cell>
          <table:table-cell office:value-type="float" office:value="0.03278" calcext:value-type="float">
            <text:p>0.0327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9158" calcext:value-type="float">
            <text:p>1.91580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1.9675" calcext:value-type="float">
            <text:p>1.96750</text:p>
          </table:table-cell>
          <table:table-cell office:value-type="float" office:value="0.03677" calcext:value-type="float">
            <text:p>0.03677</text:p>
          </table:table-cell>
          <table:table-cell office:value-type="float" office:value="1.9871" calcext:value-type="float">
            <text:p>1.98710</text:p>
          </table:table-cell>
          <table:table-cell office:value-type="float" office:value="0.03493" calcext:value-type="float">
            <text:p>0.034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367" calcext:value-type="float">
            <text:p>1.93670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1.9838" calcext:value-type="float">
            <text:p>1.98380</text:p>
          </table:table-cell>
          <table:table-cell office:value-type="float" office:value="0.03937" calcext:value-type="float">
            <text:p>0.03937</text:p>
          </table:table-cell>
          <table:table-cell office:value-type="float" office:value="1.9955" calcext:value-type="float">
            <text:p>1.99550</text:p>
          </table:table-cell>
          <table:table-cell office:value-type="float" office:value="0.03815" calcext:value-type="float">
            <text:p>0.03815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9495" calcext:value-type="float">
            <text:p>1.94950</text:p>
          </table:table-cell>
          <table:table-cell office:value-type="float" office:value="0.04276" calcext:value-type="float">
            <text:p>0.04276</text:p>
          </table:table-cell>
          <table:table-cell office:value-type="float" office:value="1.9863" calcext:value-type="float">
            <text:p>1.98630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1.9989" calcext:value-type="float">
            <text:p>1.99890</text:p>
          </table:table-cell>
          <table:table-cell office:value-type="float" office:value="0.04199" calcext:value-type="float">
            <text:p>0.0419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592" calcext:value-type="float">
            <text:p>1.95920</text:p>
          </table:table-cell>
          <table:table-cell office:value-type="float" office:value="0.04601" calcext:value-type="float">
            <text:p>0.04601</text:p>
          </table:table-cell>
          <table:table-cell office:value-type="float" office:value="1.9816" calcext:value-type="float">
            <text:p>1.98160</text:p>
          </table:table-cell>
          <table:table-cell office:value-type="float" office:value="0.04789" calcext:value-type="float">
            <text:p>0.04789</text:p>
          </table:table-cell>
          <table:table-cell office:value-type="float" office:value="1.9945" calcext:value-type="float">
            <text:p>1.99450</text:p>
          </table:table-cell>
          <table:table-cell office:value-type="float" office:value="0.04682" calcext:value-type="float">
            <text:p>0.04682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9534" calcext:value-type="float">
            <text:p>1.95340</text:p>
          </table:table-cell>
          <table:table-cell office:value-type="float" office:value="0.05072" calcext:value-type="float">
            <text:p>0.05072</text:p>
          </table:table-cell>
          <table:table-cell office:value-type="float" office:value="1.9717" calcext:value-type="float">
            <text:p>1.97170</text:p>
          </table:table-cell>
          <table:table-cell office:value-type="float" office:value="0.05361" calcext:value-type="float">
            <text:p>0.05361</text:p>
          </table:table-cell>
          <table:table-cell office:value-type="float" office:value="1.9789" calcext:value-type="float">
            <text:p>1.97890</text:p>
          </table:table-cell>
          <table:table-cell office:value-type="float" office:value="0.05324" calcext:value-type="float">
            <text:p>0.053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9413" calcext:value-type="float">
            <text:p>1.94130</text:p>
          </table:table-cell>
          <table:table-cell office:value-type="float" office:value="0.05662" calcext:value-type="float">
            <text:p>0.05662</text:p>
          </table:table-cell>
          <table:table-cell office:value-type="float" office:value="1.9525" calcext:value-type="float">
            <text:p>1.95250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1.9585" calcext:value-type="float">
            <text:p>1.95850</text:p>
          </table:table-cell>
          <table:table-cell office:value-type="float" office:value="0.06105" calcext:value-type="float">
            <text:p>0.061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18:20:40.0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7:41:04.878000000</meta:creation-date>
    <dc:date>2019-09-16T18:21:29.826000000</dc:date>
    <meta:editing-duration>PT10M58S</meta:editing-duration>
    <meta:editing-cycles>4</meta:editing-cycles>
    <meta:generator>LibreOffice/5.2.7.2$Windows_x86 LibreOffice_project/2b7f1e640c46ceb28adf43ee075a6e8b8439ed10</meta:generator>
    <meta:document-statistic meta:table-count="1" meta:cell-count="364" meta:object-count="0"/>
  </office:meta>
</office:document-meta>
</file>